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22_15-04-30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22_20-50-59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3.643493 E-139-34-53.884277</text:p>
          </table:table-cell>
          <table:table-cell table:style-name="ce36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23_01-20-24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6" table:formula="of:=IF([.E4]=&quot;&quot;;[.C4];CONCATENATE([.C4];&quot; / &quot;;[.E4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23_01-20-28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6" table:formula="of:=IF([.E5]=&quot;&quot;;[.C5];CONCATENATE([.C5];&quot; / &quot;;[.E5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23_07-52-52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6]=&quot;&quot;;[.C6];CONCATENATE([.C6];&quot; / &quot;;[.E6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7]=&quot;&quot;;[.C7];CONCATENATE([.C7];&quot; / &quot;;[.E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8]=&quot;&quot;;[.C8];CONCATENATE([.C8];&quot; / &quot;;[.E8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9">
            <text:p>3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5">
            <text:p>5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3">2021/03/23</text:date>, <text:time>08:50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23T08:50:51.15</dc:date>
    <dc:creator>iwabuchi ken</dc:creator>
    <meta:editing-duration>P32DT4H30M31S</meta:editing-duration>
    <meta:editing-cycles>11986</meta:editing-cycles>
    <meta:document-statistic meta:table-count="1" meta:cell-count="333" meta:object-count="0"/>
  </office:meta>
</office:document-meta>
</file>